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'Helvetica Neu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1e1" officeooo:paragraph-rsid="0003d1e1"/>
    </style:style>
    <style:style style:name="P2" style:family="paragraph" style:parent-style-name="Standard">
      <style:text-properties officeooo:paragraph-rsid="0003d1e1"/>
    </style:style>
    <style:style style:name="T1" style:family="text">
      <style:text-properties officeooo:rsid="0003d1e1"/>
    </style:style>
    <style:style style:name="T2" style:family="text">
      <style:text-properties fo:font-variant="normal" fo:text-transform="none" fo:color="#182433" loext:opacity="100%" style:font-name="Roboto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Github Adresi: github.com/keremwq</text:p>
      <text:p text:style-name="P1"/>
      <text:p text:style-name="P2"><text:span text:style-name="T1">Web Sitesi Adresi: </text:span><text:span text:style-name="T2">webproje2024.free.nf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'Helvetica Neu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18T22:00:15.837000000</dc:date>
    <meta:editing-duration>PT1M11S</meta:editing-duration>
    <meta:editing-cycles>1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" meta:word-count="7" meta:character-count="73" meta:non-whitespace-character-count="67"/>
  </office:meta>
</office:document-meta>
</file>